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6*"/>
    </style:style>
    <style:style style:name="Tabla1.B" style:family="table-column">
      <style:table-column-properties style:column-width="3.517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Quotations">
      <style:paragraph-properties fo:text-align="justify" style:justify-single-word="false"/>
    </style:style>
    <style:style style:name="P3" style:family="paragraph" style:parent-style-name="Standard">
      <style:text-properties officeooo:rsid="000aad81" officeooo:paragraph-rsid="000aad81"/>
    </style:style>
    <style:style style:name="P4" style:family="paragraph" style:parent-style-name="Standard">
      <style:paragraph-properties fo:text-align="justify" style:justify-single-word="false"/>
      <style:text-properties officeooo:rsid="000aad81" officeooo:paragraph-rsid="000aad81"/>
    </style:style>
    <style:style style:name="P5" style:family="paragraph" style:parent-style-name="Standard">
      <style:text-properties fo:font-weight="bold" officeooo:rsid="000aad81" officeooo:paragraph-rsid="000aad8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aad81" officeooo:paragraph-rsid="000aad81" style:font-weight-asian="bold" style:font-weight-complex="bold"/>
    </style:style>
    <style:style style:name="P7" style:family="paragraph" style:parent-style-name="Table_20_Contents">
      <style:text-properties officeooo:rsid="000aad81" officeooo:paragraph-rsid="000aad81"/>
    </style:style>
    <style:style style:name="P8" style:family="paragraph" style:parent-style-name="Table_20_Contents">
      <style:paragraph-properties fo:text-align="start" style:justify-single-word="false"/>
      <style:text-properties officeooo:rsid="000aad81" officeooo:paragraph-rsid="000aad81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6">
      <style:paragraph-properties fo:text-align="justify" style:justify-single-word="false"/>
    </style:style>
    <style:style style:name="P12" style:family="paragraph" style:parent-style-name="Text_20_body" style:list-style-name="L5">
      <style:paragraph-properties fo:text-align="justify" style:justify-single-word="false"/>
    </style:style>
    <style:style style:name="P13" style:family="paragraph" style:parent-style-name="Text_20_body" style:list-style-name="L4">
      <style:paragraph-properties fo:text-align="justify" style:justify-single-word="false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 style:list-style-name="L1">
      <style:paragraph-properties fo:text-align="justify" style:justify-single-word="false"/>
    </style:style>
    <style:style style:name="P16" style:family="paragraph" style:parent-style-name="Text_20_body" style:list-style-name="L3">
      <style:paragraph-properties fo:text-align="justify" style:justify-single-word="false"/>
    </style:style>
    <style:style style:name="T1" style:family="text">
      <style:text-properties style:text-outline="false" style:text-line-through-style="none" style:text-line-through-type="none" style:font-name="Lohit Devanagari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LAN DE TRABAJO PARA USAR WHATSAAP BUSSINES API</text:p>
      <text:p text:style-name="P5"/>
      <text:p text:style-name="P5">1.-REQUISITO PARA LA VERIFICACIÓN DE LA EMPRESA:</text:p>
      <text:h text:style-name="P1" text:outline-level="2">Paso A — Crear / usar Meta Business Manager</text:h>
      <text:list text:style-name="L1">
        <text:list-item>
          <text:p text:style-name="P15"><text:span text:style-name="T5">Accede a </text:span><text:span text:style-name="Strong_20_Emphasis"><text:span text:style-name="T5">business.facebook.com</text:span></text:span><text:span text:style-name="T5"> y selecciona tu Business Manager (o créalo).</text:span></text:p>
        </text:list-item>
        <text:list-item>
          <text:p text:style-name="P15"><text:span text:style-name="T5">Completa los datos básicos (razón social, dirección, persona de contacto).</text:span></text:p>
        </text:list-item>
      </text:list>
      <text:h text:style-name="P1" text:outline-level="2">Paso B — Iniciar Business Verification (verificación de empresa)</text:h>
      <text:list text:style-name="L2">
        <text:list-item>
          <text:p text:style-name="P14"><text:span text:style-name="T5">En Business Manager → </text:span><text:span text:style-name="Strong_20_Emphasis"><text:span text:style-name="T5">Security Center</text:span></text:span><text:span text:style-name="T5"> (Centro de seguridad) → </text:span><text:span text:style-name="Strong_20_Emphasis"><text:span text:style-name="T5">Start Verification</text:span></text:span><text:span text:style-name="T5">.</text:span></text:p>
        </text:list-item>
        <text:list-item>
          <text:p text:style-name="P10">Envía: nombre legal, dirección, documento oficial (acta, ID fiscal), y cualquier otro soporte que pidan.</text:p>
        </text:list-item>
        <text:list-item>
          <text:p text:style-name="P10">Verifica el contacto (código por SMS o llamada).</text:p>
        </text:list-item>
      </text:list>
      <text:p text:style-name="P2"><text:span text:style-name="T5">La verificación es obligatoria para muchas funciones (como enviar a grandes volúmenes y solicitar verificación oficial).</text:span></text:p>
      <text:h text:style-name="P1" text:outline-level="2">Paso C — Crear / configurar tu WhatsApp Business Account (WABA)</text:h>
      <text:list text:style-name="L3">
        <text:list-item>
          <text:p text:style-name="P16"><text:span text:style-name="T5">En Meta Business Suite → </text:span><text:span text:style-name="Strong_20_Emphasis"><text:span text:style-name="T5">All tools</text:span></text:span><text:span text:style-name="T5"> → </text:span><text:span text:style-name="Strong_20_Emphasis"><text:span text:style-name="T5">WhatsApp Manager</text:span></text:span><text:span text:style-name="T5"> → </text:span><text:span text:style-name="Strong_20_Emphasis"><text:span text:style-name="T5">Add</text:span></text:span><text:span text:style-name="T5"> → crea la cuenta. </text:span></text:p>
        </text:list-item>
        <text:list-item>
          <text:p text:style-name="P16"><text:span text:style-name="T5">Añade el </text:span><text:span text:style-name="Strong_20_Emphasis"><text:span text:style-name="T5">número de teléfono</text:span></text:span><text:span text:style-name="T5"> que usarás (recibe el PIN por SMS/llamada para verificar). </text:span></text:p>
        </text:list-item>
      </text:list>
      <text:h text:style-name="P1" text:outline-level="2">Paso D — Configurar la Cloud API (o usar BSP si prefieres)</text:h>
      <text:list text:style-name="L4">
        <text:list-item>
          <text:p text:style-name="P13"><text:span text:style-name="T5">Si harás todo internamente usa </text:span><text:span text:style-name="Strong_20_Emphasis"><text:span text:style-name="T5">WhatsApp Cloud API</text:span></text:span><text:span text:style-name="T5"> desde el panel de desarrolladores (crea app, genera token, anota </text:span><text:span text:style-name="Source_20_Text"><text:span text:style-name="T5">phone_number_id</text:span></text:span><text:span text:style-name="T5">).</text:span></text:p>
        </text:list-item>
        <text:list-item>
          <text:p text:style-name="P13"><text:span text:style-name="T5">Si prefieres no lidiar con infra, usa un </text:span><text:span text:style-name="Strong_20_Emphasis"><text:span text:style-name="T5">BSP</text:span></text:span><text:span text:style-name="T5"> (proveedor) — tendrán procesos propios para onboarding.</text:span></text:p>
        </text:list-item>
      </text:list>
      <text:h text:style-name="P1" text:outline-level="2">Paso E — Postular a verificación de nombre / Official Business Account (OBA)</text:h>
      <text:list text:style-name="L5">
        <text:list-item>
          <text:p text:style-name="P12"><text:span text:style-name="T5">Tras completar Business Verification y actividad regular (envíos, presencia legítima), Meta puede revisar tu cuenta para convertirla en </text:span><text:span text:style-name="Strong_20_Emphasis"><text:span text:style-name="T5">Official Business Account</text:span></text:span><text:span text:style-name="T5"> (badge). No es automático por únicamente verificar; Meta evalúa autenticidad y notoriedad.</text:span></text:p>
        </text:list-item>
      </text:list>
      <text:h text:style-name="P1" text:outline-level="2">Paso F — Display name y políticas</text:h>
      <text:list text:style-name="L6">
        <text:list-item>
          <text:p text:style-name="P11"><text:span text:style-name="T5">El </text:span><text:span text:style-name="Strong_20_Emphasis"><text:span text:style-name="T5">Display Name</text:span></text:span><text:span text:style-name="T5"> (nombre que ven los usuarios) seguirá las guías de Meta: longitud, legalidad y correspondencia con tu marca. A niveles altos de mensajería Meta verifica automáticamente el display name contra sus políticas.</text:span></text:p>
        </text:list-item>
      </text:list>
      <text:p text:style-name="P4"><text:s/></text:p>
      <text:p text:style-name="P3"/>
      <text:p text:style-name="P3"><text:soft-page-break/></text:p>
      <text:p text:style-name="P3"/>
      <text:p text:style-name="P3"/>
      <text:p text:style-name="P3"/>
      <text:p text:style-name="P5">2.-COSTOS</text:p>
      <text:p text:style-name="P3">Los costos de envios varian de acuerdo al tipo de mensaje que enviemos, estos costos, los costos en mexico son los siguientes de acuerdo a la categoria del mensaje: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9">Market</text:p>
          </table:table-cell>
          <table:table-cell table:style-name="Tabla1.A1" office:value-type="string">
            <text:p text:style-name="P9">Currency</text:p>
          </table:table-cell>
          <table:table-cell table:style-name="Tabla1.A1" office:value-type="string">
            <text:p text:style-name="P9">Marketing</text:p>
          </table:table-cell>
          <table:table-cell table:style-name="Tabla1.A1" office:value-type="string">
            <text:p text:style-name="P9">Utility</text:p>
          </table:table-cell>
          <table:table-cell table:style-name="Tabla1.E1" office:value-type="string">
            <text:p text:style-name="P9">Authentication</text:p>
          </table:table-cell>
        </table:table-row>
        <table:table-row>
          <table:table-cell table:style-name="Tabla1.A2" office:value-type="string">
            <text:p text:style-name="P9">Mexico</text:p>
          </table:table-cell>
          <table:table-cell table:style-name="Tabla1.A2" office:value-type="string">
            <text:p text:style-name="P9">$US</text:p>
          </table:table-cell>
          <table:table-cell table:style-name="Tabla1.A2" office:value-type="string">
            <text:p text:style-name="P9">0.0305</text:p>
          </table:table-cell>
          <table:table-cell table:style-name="Tabla1.A2" office:value-type="string">
            <text:p text:style-name="P9">0.0085</text:p>
          </table:table-cell>
          <table:table-cell table:style-name="Tabla1.E2" office:value-type="string">
            <text:p text:style-name="P9">0.0085</text:p>
          </table:table-cell>
        </table:table-row>
      </table:table>
      <text:p text:style-name="P3"/>
      <text:p text:style-name="P3">2.1 Explicacion de cost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4:30:50.257530592</meta:creation-date>
    <dc:date>2025-11-19T18:19:19.255539576</dc:date>
    <meta:editing-duration>PT3H48M29S</meta:editing-duration>
    <meta:editing-cycles>1</meta:editing-cycles>
    <meta:document-statistic meta:table-count="1" meta:image-count="0" meta:object-count="0" meta:page-count="2" meta:paragraph-count="34" meta:word-count="327" meta:character-count="2093" meta:non-whitespace-character-count="1800"/>
    <meta:generator>LibreOffice/7.6.6.3$Linux_X86_64 LibreOffice_project/d97b2716a9a4a2ce1391dee1765565ea469b0ae7</meta:generator>
  </office:meta>
</office:document-meta>
</file>